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text-align="start" style:justify-single-word="false" style:shadow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Arial" fo:font-size="10pt" fo:font-style="italic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P3" style:family="paragraph" style:parent-style-name="Standard">
      <style:text-properties fo:color="#000000" style:font-name="Arial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0pt" style:font-size-asian="10pt" style:font-size-complex="10pt"/>
    </style:style>
    <style:style style:name="P5" style:family="paragraph" style:parent-style-name="Standard">
      <style:text-properties fo:color="#000000" style:font-name="Arial" fo:font-size="10pt" style:text-underline-style="none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0pt" style:text-underline-style="none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0pt" style:font-size-asian="10pt" style:font-size-complex="10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0pt" style:font-size-asian="10pt" style:font-size-complex="10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0pt" style:font-size-asian="10pt" style:font-size-complex="10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text-position="0% 100%" style:font-name="Arial" fo:font-size="10pt" style:font-size-asian="10pt" style:font-size-complex="10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0pt" style:font-size-asian="10pt" style:font-size-complex="10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#include enTetesDecision#%</text:p>
      <text:p text:style-name="P3"/>
      <text:p text:style-name="P5"/>
      <text:p text:style-name="P5"/>
      <text:p text:style-name="P6">%=LETTRE_CONCERNE=%</text:p>
      <text:p text:style-name="P7"/>
      <text:p text:style-name="P3"/>
      <text:p text:style-name="P4">%=titreTiers=%</text:p>
      <text:p text:style-name="P4"/>
      <text:p text:style-name="P4">%=LETTRE_PARA1=%</text:p>
      <text:p text:style-name="P4"/>
      <text:p text:style-name="P9">%=LETTRE_PARA2=%</text:p>
      <text:p text:style-name="P4"/>
      <text:p text:style-name="P8">%=LETTRE_PARA3=%</text:p>
      <text:p text:style-name="P11"/>
      <text:p text:style-name="P4">%=LETTRE_PARA4=%</text:p>
      <text:p text:style-name="P10"/>
      <text:p text:style-name="P10">%=LETTRE_PARA5=%</text:p>
      <text:p text:style-name="P12"/>
      <text:p text:style-name="P13">%#include <text:s/>signatures/FVE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fo:text-align="start" style:justify-single-word="false" style:shadow="none"/>
      <style:text-properties style:font-name="Arial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811cm" fo:margin-bottom="1.007cm" fo:margin-left="2.028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14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%#include footer/footer#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11-17T13:19:05</meta:creation-date>
    <dc:date>2013-09-27T08:44:19.25</dc:date>
    <meta:print-date>2008-11-18T12:45:06</meta:print-date>
    <meta:editing-cycles>270</meta:editing-cycles>
    <meta:editing-duration>PT18H7M29S</meta:editing-duration>
    <meta:document-statistic meta:table-count="0" meta:image-count="0" meta:object-count="0" meta:page-count="1" meta:paragraph-count="10" meta:word-count="13" meta:character-count="201"/>
    <meta:user-defined meta:name="Info 1"/>
    <meta:user-defined meta:name="Info 2"/>
    <meta:user-defined meta:name="Info 3"/>
    <meta:user-defined meta:name="Info 4"/>
  </office:meta>
</office:document-meta>
</file>